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text-properties fo:font-weight="bold" style:font-weight-asian="bold" style:text-underline-type="single" style:text-underline-style="solid" style:text-underline-width="auto" style:text-underline-mode="continuous"/>
    </style:style>
    <style:style style:name="P7" style:parent-style-name="Standard" style:family="paragraph">
      <style:text-properties fo:font-weight="bold" style:font-weight-asian="bold" style:text-underline-type="single" style:text-underline-style="solid" style:text-underline-width="auto" style:text-underline-mode="continuous"/>
    </style:style>
    <style:style style:name="P8" style:parent-style-name="Standard" style:family="paragraph">
      <style:text-properties fo:font-weight="bold" style:font-weight-asian="bold" style:text-underline-type="single" style:text-underline-style="solid" style:text-underline-width="auto" style:text-underline-mode="continuous"/>
    </style:style>
    <style:style style:name="P9" style:parent-style-name="Standard"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EJERCICIO 4</text:p>
      <text:p text:style-name="Standard"/>
      <text:p text:style-name="Standard">A) Este codigo realiza un bucle for de 0 a 6 en el cual se generan procesos cuando i es un numero par.</text:p>
      <text:p text:style-name="Standard">Los procesos se generan de manera continuada y no hay ningun<text:s/>control de tiempos entre procesos, es decir, los padres mueren sin que los hijos hayan acabado (hijos huerfanos), lo que se traduce en que muchos de los procesos hijo tengan como padre el proceso 1.</text:p>
      <text:p text:style-name="Standard">El arbol de procesos resultante es:</text:p>
      <text:p text:style-name="Standard"/>
      <text:p text:style-name="Standard">B) A pesar del wait() sigue habiendo hijos huerfanos, aunque menos que en el apartado a, ya que el padre al terminar de crear procesos hijos espera hasta que uno de sus hijos muera, por lo que si sus hijos restantes aun no han acabado acaban siendo huerfanos.</text:p>
      <text:p text:style-name="Standard"/>
      <text:p text:style-name="Standard"/>
      <text:p text:style-name="P2">EJERCICIO 5</text:p>
      <text:p text:style-name="P3"/>
      <text:p text:style-name="Standard">A) Para que el padre tan solo realice un proceso hijo es necesario anadir un break dentro de la sentencia if que comprueba que un proceso es padre, de esta manera cada proceso generara un solo hijo, saldra del bucle for y esperara a que su hijo acabe antes<text:s/>de morir.</text:p>
      <text:p text:style-name="Standard"/>
      <text:p text:style-name="Standard">B) Para que tan solo haya un proces padre unico y no muera antes de que sus hijos acaben es necesario anadir un wait() dentro de la sentencia if que comprueba que un proceso es padre, de esta manera el padre esperara a que su hijo muera antes de<text:s/>morir. Como solo queremos un proceso padre debemos anadir un break dentro de la sentencia if que comprueba que un proceso es hijo, de esta manera siempre que un proceso sea hijo saldra del for y no creara ningun proceso hijo.</text:p>
      <text:p text:style-name="Standard"/>
      <text:p text:style-name="P4">EJERCICIO 6</text:p>
      <text:p text:style-name="P5"/>
      <text:p text:style-name="Standard">No es posible acceder a la cadena de caracteres guardada en el proceso hijo, ya que corresponde a una memoria independiente a la que ha reservado el padre. Es necesario tambien liberar memoria tanto en el padre como en el hijo, ya que al ser dos memorias independientes es necesario liberar en ambos procesos.</text:p>
      <text:p text:style-name="Standard"/>
      <text:p text:style-name="P6">EJERCICIO 12</text:p>
      <text:p text:style-name="P7"/>
      <text:p text:style-name="Standard">Teoricamente la opcion menos costosa de memoria y de tiempo es la creacion de hilos, aunque en nuestra implementacion los hilos tardan mas ya que en cada bucle de creacion de hilo se realiza una espera a que el hilo termine, a diferencia de nuestra implementacion de los forks, que solo mide el tiempo de creacion y sucesivamente espera a que los procesos terminen.</text:p>
      <text:p text:style-name="Standard"/>
      <text:p text:style-name="P8">EJERCICIO 13</text:p>
      <text:p text:style-name="P9"/>
      <text:p text:style-name="Standard">Una opcion para compartir informacion entre hilos es el uso de variables globale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scuela Politécnica Superior</meta:initial-creator>
    <dc:creator>Escuela Politécnica Superior</dc:creator>
    <meta:creation-date>2018-03-05T15:39:00Z</meta:creation-date>
    <dc:date>2018-03-05T15:39:00Z</dc:date>
    <meta:template xlink:href="Normal.dotm" xlink:type="simple"/>
    <meta:editing-cycles>2</meta:editing-cycles>
    <meta:editing-duration>PT0S</meta:editing-duration>
    <meta:document-statistic meta:page-count="1" meta:paragraph-count="4" meta:word-count="343" meta:character-count="2229" meta:row-count="15" meta:non-whitespace-character-count="1890"/>
  </office:meta>
</office:document-meta>
</file>